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bc978" officeooo:paragraph-rsid="001bc978" style:font-weight-asian="bold" style:font-weight-complex="bold"/>
    </style:style>
    <style:style style:name="P2" style:family="paragraph" style:parent-style-name="Standard">
      <style:paragraph-properties fo:text-align="start" style:justify-single-word="false"/>
      <style:text-properties fo:font-weight="normal" officeooo:rsid="001bc978" officeooo:paragraph-rsid="001bc978" style:font-weight-asian="normal" style:font-weight-complex="normal"/>
    </style:style>
    <style:style style:name="P3" style:family="paragraph" style:parent-style-name="Standard">
      <style:paragraph-properties fo:text-align="start" style:justify-single-word="false"/>
      <style:text-properties fo:font-weight="normal" officeooo:rsid="001df171" officeooo:paragraph-rsid="001df171" style:font-weight-asian="normal" style:font-weight-complex="normal"/>
    </style:style>
    <style:style style:name="P4" style:family="paragraph" style:parent-style-name="Standard">
      <style:paragraph-properties fo:text-align="center" style:justify-single-word="false"/>
      <style:text-properties fo:font-size="14pt" fo:font-weight="bold" officeooo:rsid="0007810c" officeooo:paragraph-rsid="0007810c"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7810c" officeooo:paragraph-rsid="0007810c"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bold" officeooo:rsid="0007810c" officeooo:paragraph-rsid="00166af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896f0" officeooo:paragraph-rsid="001896f0"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07b126" officeooo:paragraph-rsid="0007b126"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ee929" officeooo:paragraph-rsid="00147f4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0b36b" officeooo:paragraph-rsid="00147f4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2a6c" officeooo:paragraph-rsid="00166af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2b5ac" officeooo:paragraph-rsid="0012b5a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2b5ac" officeooo:paragraph-rsid="00147f4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2b5ac" officeooo:paragraph-rsid="00166afa"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47f46" officeooo:paragraph-rsid="00147f4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66afa" officeooo:paragraph-rsid="00166af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896f0" officeooo:paragraph-rsid="001896f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896f0" officeooo:paragraph-rsid="001896f0"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officeooo:paragraph-rsid="001896f0"/>
    </style:style>
    <style:style style:name="P20" style:family="paragraph" style:parent-style-name="Standard" style:list-style-name="L1">
      <style:paragraph-properties fo:text-align="start" style:justify-single-word="false"/>
      <style:text-properties officeooo:rsid="001a3c64" officeooo:paragraph-rsid="001a3c64"/>
    </style:style>
    <style:style style:name="P21" style:family="paragraph" style:parent-style-name="Standard">
      <style:paragraph-properties fo:text-align="start" style:justify-single-word="false"/>
      <style:text-properties officeooo:rsid="001a3c64" officeooo:paragraph-rsid="001a3c64"/>
    </style:style>
    <style:style style:name="P22" style:family="paragraph" style:parent-style-name="Standard">
      <style:paragraph-properties fo:text-align="start" style:justify-single-word="false"/>
      <style:text-properties officeooo:rsid="001bc978" officeooo:paragraph-rsid="001bc978"/>
    </style:style>
    <style:style style:name="T1" style:family="text">
      <style:text-properties officeooo:rsid="0010b36b"/>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a3c64"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1bc978" style:font-size-asian="12pt" style:font-style-asian="normal" style:font-weight-asian="normal" style:font-size-complex="12pt" style:font-style-complex="normal" style:font-weight-complex="normal"/>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officeooo:rsid="001c4610" style:font-size-asian="12pt" style:font-style-asian="normal" style:font-size-complex="12pt" style:font-style-complex="normal"/>
    </style:style>
    <style:style style:name="T9" style:family="text">
      <style:text-properties fo:font-size="12pt" fo:font-style="normal" officeooo:rsid="001df171" style:font-size-asian="12pt" style:font-style-asian="normal" style:font-size-complex="12pt" style:font-style-complex="normal"/>
    </style:style>
    <style:style style:name="T10" style:family="text">
      <style:text-properties fo:font-size="12pt" fo:font-style="normal" officeooo:rsid="001e691d" style:font-size-asian="12pt" style:font-style-asian="normal" style:font-size-complex="12pt" style:font-style-complex="normal"/>
    </style:style>
    <style:style style:name="T11" style:family="text">
      <style:text-properties officeooo:rsid="0012b5ac"/>
    </style:style>
    <style:style style:name="T12" style:family="text">
      <style:text-properties officeooo:rsid="00147f46"/>
    </style:style>
    <style:style style:name="T13" style:family="text">
      <style:text-properties style:font-size-asian="10.5pt"/>
    </style:style>
    <style:style style:name="T14" style:family="text">
      <style:text-properties officeooo:rsid="00119ec6" style:font-size-asian="10.5pt"/>
    </style:style>
    <style:style style:name="T15" style:family="text">
      <style:text-properties officeooo:rsid="00166afa" style:font-size-asian="10.5pt"/>
    </style:style>
    <style:style style:name="T16" style:family="text">
      <style:text-properties officeooo:rsid="0018cda6"/>
    </style:style>
    <style:style style:name="T17" style:family="text">
      <style:text-properties officeooo:rsid="001960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ybrid Long-Range Collision Avoidance for Crowd Simulation</text:p>
      <text:p text:style-name="P4"/>
      <text:p text:style-name="P5">Abstract</text:p>
      <text:p text:style-name="P8"/>
      <text:p text:style-name="P16">When a human walks through a crowd, it will use it’s long-range vision to see obstacles and avoid collision with other pedestrians to find the most efficient path to their destination.</text:p>
      <text:p text:style-name="P12">The types of algorithms that focuses on collision avoidance can broadly be split into two categories, continuum and discrete algorithms.</text:p>
      <text:p text:style-name="P9"><text:span text:style-name="T1">Continuum algorithms do not work as well on sparse crowds of agents.</text:span></text:p>
      <text:p text:style-name="P13">Discrete algorithms works on any <text:span text:style-name="T12">quantity</text:span> of agents, but the computational cost grow<text:span text:style-name="T12">s with higher</text:span></text:p>
      <text:p text:style-name="P14"><text:span text:style-name="T12">quantities of agents.</text:span></text:p>
      <text:p text:style-name="P10">This suggests that there is a need for an inexpensive hybrid algorithm for collision avoidance <text:span text:style-name="T12">that works on any quantity of agents.</text:span></text:p>
      <text:p text:style-name="P15">The approach blends the two categories of algorithms to switch seamlessly between both representations.</text:p>
      <text:p text:style-name="P11"><text:span text:style-name="T11">The result is a</text:span>n inexpensive hybrid algorithm for collision avoidance. <text:span text:style-name="T14">With the hybrid algorithm we get a low cost algorithm that improves the time it takes for agents to reach its goal. </text:span><text:span text:style-name="T13">In some cases the overall cost is less then 2x and </text:span><text:span text:style-name="T15">halved the time it took for all agents to reach its goal.</text:span></text:p>
      <text:p text:style-name="P6"/>
      <text:p text:style-name="P7">Summary</text:p>
      <text:p text:style-name="P18"/>
      <text:p text:style-name="P17"><text:span text:style-name="T17">The h</text:span>ybrid algorithm <text:span text:style-name="T16">uses continuum collision avoidance to look farther ahead to find obstacles in their path and discrete collision avoidance to react to obstacles that enter their radius. To achieve this the creators have three cases to choose from depending of the density of agents in an area.</text:span></text:p>
      <text:list xml:id="list43383404" text:style-name="L1">
        <text:list-item>
          <text:p text:style-name="P19"><text:span text:style-name="T3">Between [0, dmin] they use discrete collision avoidance</text:span></text:p>
        </text:list-item>
        <text:list-item>
          <text:p text:style-name="P20"><text:span text:style-name="T2">Between [dmin, dmax] they blend discrete and continuum collision avoidance</text:span></text:p>
        </text:list-item>
        <text:list-item>
          <text:p text:style-name="P20"><text:span text:style-name="T2">[dmax, dmax] they use continuum collision avoidance</text:span></text:p>
        </text:list-item>
      </text:list>
      <text:p text:style-name="P21"><text:span text:style-name="T2"/></text:p>
      <text:p text:style-name="P21"><text:span text:style-name="T2">Where </text:span><text:span text:style-name="T4">dmin</text:span><text:span text:style-name="T2"> is the minimum density where continuum collision avoidance can be applied and </text:span><text:span text:style-name="T4">dmax </text:span><text:span text:style-name="T5">is the maximum density where discrete collision avoidance can be applied. Then they change the agents velocity </text:span><text:span text:style-name="T6">and direction </text:span><text:span text:style-name="T5">to the </text:span><text:span text:style-name="T6">output</text:span><text:span text:style-name="T5"> generated by </text:span><text:span text:style-name="T6">the chosen algorithm</text:span><text:span text:style-name="T5">.</text:span></text:p>
      <text:p text:style-name="P22"><text:span text:style-name="T5">This results in a smoother moment for the crowd and simulates more accuratly what happens in a real crowd of people.</text:span></text:p>
      <text:p text:style-name="P22"><text:span text:style-name="T5"/></text:p>
      <text:p text:style-name="P1"><text:span text:style-name="T7">My own review</text:span></text:p>
      <text:p text:style-name="P1"><text:span text:style-name="T7"/></text:p>
      <text:p text:style-name="P2"><text:span text:style-name="T7">I could broadly understand the paper and the problem they were trying to solve. </text:span><text:span text:style-name="T8">The paper had some small pseudo code that helped me to understand what the discrete and continuum algorithm was doing. What I didn’t pick up from the paper was exactly how they blended both continuum and discrete algorithms when needed. From what I understood in that regard they used both algorithms and then blended the result they got from each with a weight.</text:span></text:p>
      <text:p text:style-name="P2"><text:span text:style-name="T8"/></text:p>
      <text:p text:style-name="P3"><text:span text:style-name="T9">I </text:span><text:span text:style-name="T7">don’t think I could reproduce the resulting algorithm just by reading this paper. Since the paper is based on previous papers and they didn’t go to much in depth on that kind of information they store in the tree </text:span><text:span text:style-name="T10">they are using</text:span><text:span text:style-name="T7">. </text:span><text:span text:style-name="T10">They don’t write anything about how many nodes each level of the tree contains which could increase the cost of the algorithm if I try to implement it without further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nste-5 </meta:initial-creator>
    <meta:creation-date>2017-11-23T10:59:19.356200388</meta:creation-date>
    <dc:date>2017-11-24T16:34:56.803234133</dc:date>
    <dc:creator>ponste-5 </dc:creator>
    <meta:editing-duration>PT3M20S</meta:editing-duration>
    <meta:editing-cycles>1</meta:editing-cycles>
    <meta:document-statistic meta:table-count="0" meta:image-count="0" meta:object-count="0" meta:page-count="1" meta:paragraph-count="20" meta:word-count="475" meta:character-count="2834" meta:non-whitespace-character-count="2382"/>
    <meta:generator>LibreOffice/5.4.2.2$Linux_X86_64 LibreOffice_project/22b09f6418e8c2d508a9eaf86b2399209b0990f4</meta:generator>
  </office:meta>
</office:document-meta>
</file>